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1cm"/>
    </style:style>
    <style:style style:name="co2" style:family="table-column">
      <style:table-column-properties fo:break-before="auto" style:column-width="8.308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8.027cm"/>
    </style:style>
    <style:style style:name="co6" style:family="table-column">
      <style:table-column-properties fo:break-before="auto" style:column-width="2.854cm"/>
    </style:style>
    <style:style style:name="co7" style:family="table-column">
      <style:table-column-properties fo:break-before="auto" style:column-width="19.466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Excel_5f_BuiltIn_5f_Hyperlink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248" table:default-cell-style-name="Default"/>
        <table:table-column table:style-name="co9" table:number-columns-repeated="768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5" office:value-type="string">
            <text:p>Technology</text:p>
          </table:table-cell>
          <table:table-cell table:style-name="ce5" office:value-type="string">
            <text:p>Footprint</text:p>
          </table:table-cell>
          <table:table-cell table:style-name="ce5" office:value-type="string">
            <text:p>Manufacture</text:p>
          </table:table-cell>
          <table:table-cell table:style-name="ce5" office:value-type="string">
            <text:p>Manufacture Part Number</text:p>
          </table:table-cell>
          <table:table-cell table:style-name="ce8" office:value-type="string">
            <text:p>Quantity</text:p>
          </table:table-cell>
          <table:table-cell table:style-name="ce1"/>
          <table:table-cell table:number-columns-repeated="1016"/>
        </table:table-row>
        <table:table-row table:style-name="ro2">
          <table:table-cell office:value-type="string">
            <text:p>R1,R6</text:p>
          </table:table-cell>
          <table:table-cell office:value-type="string">
            <text:p>10.2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10K2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R4,R8</text:p>
          </table:table-cell>
          <table:table-cell office:value-type="string">
            <text:p>22.1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22K1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R6</text:p>
          </table:table-cell>
          <table:table-cell office:value-type="string">
            <text:p>73.2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73K2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R3,R7</text:p>
          </table:table-cell>
          <table:table-cell table:style-name="ce4" office:value-type="string">
            <text:p>100KΩ (1003) ±1%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table:style-name="ce6" office:value-type="string">
            <text:p>0603WAF1003T5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R2</text:p>
          </table:table-cell>
          <table:table-cell office:value-type="string">
            <text:p>124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124K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C10,C2</text:p>
          </table:table-cell>
          <table:table-cell table:style-name="ce4" office:value-type="string">
            <text:p>100nF (104) ±10% 50V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  </text:p>
          </table:table-cell>
          <table:table-cell table:style-name="ce6" office:value-type="string">
            <text:p>CC0603KRX7R9BB10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16,C8</text:p>
          </table:table-cell>
          <table:table-cell office:value-type="string">
            <text:p>1uF (105) ±10% 50V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MuRata</text:p>
          </table:table-cell>
          <table:table-cell table:style-name="ce6" office:value-type="string">
            <text:p>CL10A105KB8NNNC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17,C9</text:p>
          </table:table-cell>
          <table:table-cell office:value-type="string">
            <text:p>CAP CER 8200PF 50V X7R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MuRata</text:p>
          </table:table-cell>
          <table:table-cell office:value-type="string">
            <text:p>GRM188R71H822KA01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C11,C3</text:p>
          </table:table-cell>
          <table:table-cell table:style-name="ce4" office:value-type="string">
            <text:p>10pF (100) ±5% 50V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Kemet</text:p>
          </table:table-cell>
          <table:table-cell table:style-name="ce6" office:value-type="string">
            <text:p>CL10C100JB8NNNC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C4,C5,C12,C13</text:p>
          </table:table-cell>
          <table:table-cell table:style-name="ce4" office:value-type="string">
            <text:p>10uF (106) ±10% 50V</text:p>
          </table:table-cell>
          <table:table-cell office:value-type="string">
            <text:p>SMD</text:p>
          </table:table-cell>
          <table:table-cell office:value-type="string">
            <text:p>1206</text:p>
          </table:table-cell>
          <table:table-cell office:value-type="string">
            <text:p>MuRata</text:p>
          </table:table-cell>
          <table:table-cell table:style-name="ce6" office:value-type="string">
            <text:p>CL31A106KBHNNNE 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C14,C15,C6,C7,C1</text:p>
          </table:table-cell>
          <table:table-cell table:style-name="ce4" office:value-type="string">
            <text:p>22uF (226) ±20% 25V</text:p>
          </table:table-cell>
          <table:table-cell office:value-type="string">
            <text:p>SMD</text:p>
          </table:table-cell>
          <table:table-cell office:value-type="string">
            <text:p>0805</text:p>
          </table:table-cell>
          <table:table-cell office:value-type="string">
            <text:p>Samsung</text:p>
          </table:table-cell>
          <table:table-cell table:style-name="ce6" office:value-type="string">
            <text:p>CL21A226MAQNNNE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L2,L1</text:p>
          </table:table-cell>
          <table:table-cell office:value-type="string">
            <text:p>Inductor 2.5uH</text:p>
          </table:table-cell>
          <table:table-cell office:value-type="string">
            <text:p>SMD</text:p>
          </table:table-cell>
          <table:table-cell office:value-type="string">
            <text:p>7.60mm x 6.90mm</text:p>
          </table:table-cell>
          <table:table-cell office:value-type="string">
            <text:p>Pulse</text:p>
          </table:table-cell>
          <table:table-cell office:value-type="string">
            <text:p>PA4341.252NLT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U1,U3</text:p>
          </table:table-cell>
          <table:table-cell office:value-type="string">
            <text:p>IC REG BUCK ADJ 5.5A </text:p>
          </table:table-cell>
          <table:table-cell office:value-type="string">
            <text:p>SMD</text:p>
          </table:table-cell>
          <table:table-cell office:value-type="string">
            <text:p>14-TSSOP </text:p>
          </table:table-cell>
          <table:table-cell office:value-type="string">
            <text:p>Texas Instruments</text:p>
          </table:table-cell>
          <table:table-cell office:value-type="string">
            <text:p>TPS54525PWPR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JP3</text:p>
          </table:table-cell>
          <table:table-cell office:value-type="string">
            <text:p>2 Positions Header Right Angle Connector 3.96mm</text:p>
          </table:table-cell>
          <table:table-cell table:style-name="Default" office:value-type="string">
            <text:p>THT</text:p>
          </table:table-cell>
          <table:table-cell office:value-type="string">
            <text:p>7.92mm x 8.6mm</text:p>
          </table:table-cell>
          <table:table-cell office:value-type="string">
            <text:p>TE Connectivity </text:p>
          </table:table-cell>
          <table:table-cell office:value-type="string">
            <text:p>647676-2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1016"/>
        </table:table-row>
        <table:table-row table:style-name="ro3">
          <table:table-cell office:value-type="string">
            <text:p>JP2</text:p>
          </table:table-cell>
          <table:table-cell office:value-type="string">
            <text:p>3 Positions Header Connector 7.92mm</text:p>
          </table:table-cell>
          <table:table-cell table:style-name="Default" office:value-type="string">
            <text:p>THT</text:p>
          </table:table-cell>
          <table:table-cell table:style-name="ce2" office:value-type="string">
            <text:p>11.9mm x 8.5mm </text:p>
          </table:table-cell>
          <table:table-cell table:style-name="ce2" office:value-type="string">
            <text:p>TE Connectivity </text:p>
          </table:table-cell>
          <table:table-cell office:value-type="string">
            <text:p>1-1123724-2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1016"/>
        </table:table-row>
        <table:table-row table:style-name="ro3">
          <table:table-cell office:value-type="string">
            <text:p>JP1</text:p>
          </table:table-cell>
          <table:table-cell office:value-type="string">
            <text:p>6 Position, Bottom Entry Connector 3.96mm</text:p>
          </table:table-cell>
          <table:table-cell table:style-name="Default" office:value-type="string">
            <text:p>THT</text:p>
          </table:table-cell>
          <table:table-cell office:value-type="string">
            <text:p>23.7mm x 11.90mm</text:p>
          </table:table-cell>
          <table:table-cell office:value-type="string">
            <text:p>Molex</text:p>
          </table:table-cell>
          <table:table-cell table:style-name="ce7" office:value-type="string">
            <text:p>0009523062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" office:value-type="string">
            <text:p>J1, J2, J3, J4</text:p>
          </table:table-cell>
          <table:table-cell table:style-name="ce2" office:value-type="string">
            <text:p>2 Positions Header Connector 2.54mm</text:p>
          </table:table-cell>
          <table:table-cell office:value-type="string">
            <text:p>THT</text:p>
          </table:table-cell>
          <table:table-cell table:style-name="ce2" office:value-type="string">
            <text:p>1x2-2.5mm</text:p>
          </table:table-cell>
          <table:table-cell table:style-name="ce2"/>
          <table:table-cell table:style-name="ce2" office:value-type="string">
            <text:p>6<text:span text:style-name="T1">030916A 1x2 Male</text:span>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>
            <text:p><text:s/></text:p>
          </table:table-cell>
          <table:table-cell table:style-name="ce3" office:value-type="string">
            <text:p>REAR POWER JACK</text:p>
          </table:table-cell>
          <table:table-cell table:style-name="ce3" table:number-columns-repeated="3"/>
          <table:table-cell table:style-name="ce3" office:value-type="string">
            <text:p>FC681446</text:p>
          </table:table-cell>
          <table:table-cell table:style-name="ce3" office:value-type="float" office:value="1">
            <text:p>1</text:p>
          </table:table-cell>
          <table:table-cell table:style-name="ce3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23/06/2019</text:date>, <text:time>21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